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1CAA64B5F178BD41.png" manifest:media-type="image/png"/>
  <manifest:file-entry manifest:full-path="Pictures/10000201000000A300000165C99B0E5BC42C1E0C.png" manifest:media-type="image/png"/>
  <manifest:file-entry manifest:full-path="Pictures/10000201000000E8000000E808D1D3EB46F357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gradient" draw:fill-gradient-name="DES_20_Yellow" draw:textarea-horizontal-align="justify" draw:textarea-vertical-align="middle" draw:auto-grow-height="false" fo:min-height="1.459cm" fo:min-width="1.45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28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gradient" draw:fill-gradient-name="DES_20_Blue" draw:textarea-horizontal-align="justify" draw:textarea-vertical-align="middle" draw:auto-grow-height="false" fo:min-height="2.2cm" fo:min-width="1.45cm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Dashed_20__28_DES_29_" svg:stroke-color="#000000" draw:textarea-horizontal-align="center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199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DES_20_Yellow"/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color="#cc0000"/>
    </style:style>
    <style:style style:name="P5" style:family="paragraph">
      <loext:graphic-properties draw:fill="none" draw:fill-color="#ffffff"/>
      <style:text-properties fo:color="#cc0000" fo:font-weight="bold" style:font-weight-asian="bold" style:font-weight-complex="bold"/>
    </style:style>
    <style:style style:name="P6" style:family="paragraph">
      <loext:graphic-properties draw:fill="gradient" draw:fill-gradient-name="DES_20_Blu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text-properties fo:color="#204a87"/>
    </style:style>
    <style:style style:name="P9" style:family="paragraph">
      <loext:graphic-properties draw:fill="none" draw:fill-color="#ffffff"/>
      <style:text-properties fo:color="#204a87"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cc0000" fo:font-weight="bold" style:font-weight-asian="bold" style:font-weight-complex="bold"/>
    </style:style>
    <style:style style:name="T3" style:family="text">
      <style:text-properties fo:color="#204a87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.83cm" svg:y1="9.6cm" svg:x2="23.141cm" svg:y2="9.641cm">
          <text:p/>
        </draw:line>
        <draw:custom-shape draw:style-name="gr2" draw:text-style-name="P2" draw:layer="layout" svg:width="2cm" svg:height="1.759cm" svg:x="8.641cm" svg:y="7.538cm">
          <text:p/>
          <draw:enhanced-geometry svg:viewBox="0 0 21600 21600" draw:mirror-horizontal="false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1" draw:layer="layout" svg:x1="8.974cm" svg:y1="8.491cm" svg:x2="10.307cm" svg:y2="8.491cm">
          <text:p/>
        </draw:line>
        <draw:frame draw:style-name="gr4" draw:text-style-name="P3" draw:layer="layout" svg:width="2.181cm" svg:height="0.806cm" svg:x="8.641cm" svg:y="7.541cm">
          <draw:text-box>
            <text:p><text:span text:style-name="T1">GET /</text:span></text:p>
          </draw:text-box>
        </draw:frame>
        <draw:line draw:style-name="gr1" draw:text-style-name="P1" draw:layer="layout" svg:x1="8.541cm" svg:y1="9.641cm" svg:x2="13.541cm" svg:y2="9.641cm">
          <text:p/>
        </draw:line>
        <draw:frame draw:style-name="gr5" draw:text-style-name="P5" draw:layer="layout" svg:width="4.689cm" svg:height="0.962cm" svg:x="17.222cm" svg:y="13.239cm">
          <draw:text-box>
            <text:p text:style-name="P4"><text:span text:style-name="T2">Webcontainer</text:span></text:p>
          </draw:text-box>
        </draw:frame>
        <draw:line draw:style-name="gr1" draw:text-style-name="P1" draw:layer="layout" svg:x1="13.541cm" svg:y1="13.641cm" svg:x2="8.541cm" svg:y2="13.641cm">
          <text:p/>
        </draw:line>
        <draw:custom-shape draw:style-name="gr6" draw:text-style-name="P6" draw:layer="layout" svg:width="2cm" svg:height="2.5cm" svg:x="11.441cm" svg:y="10.801cm">
          <text:p/>
          <draw:enhanced-geometry svg:viewBox="0 0 21600 21600" draw:mirror-horizontal="false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1" draw:layer="layout" svg:x1="11.774cm" svg:y1="11.951cm" svg:x2="13.107cm" svg:y2="11.951cm">
          <text:p/>
        </draw:line>
        <draw:line draw:style-name="gr3" draw:text-style-name="P1" draw:layer="layout" svg:x1="11.774cm" svg:y1="12.464cm" svg:x2="13.107cm" svg:y2="12.464cm">
          <text:p/>
        </draw:line>
        <draw:line draw:style-name="gr3" draw:text-style-name="P1" draw:layer="layout" svg:x1="11.774cm" svg:y1="12.776cm" svg:x2="13.107cm" svg:y2="12.776cm">
          <text:p/>
        </draw:line>
        <draw:line draw:style-name="gr3" draw:text-style-name="P1" draw:layer="layout" svg:x1="11.774cm" svg:y1="13.089cm" svg:x2="13.107cm" svg:y2="13.089cm">
          <text:p/>
        </draw:line>
        <draw:frame draw:style-name="gr4" draw:text-style-name="P3" draw:layer="layout" svg:width="2.681cm" svg:height="0.806cm" svg:x="11.341cm" svg:y="10.801cm">
          <draw:text-box>
            <text:p><text:span text:style-name="T1">200 OK</text:span></text:p>
          </draw:text-box>
        </draw:frame>
        <draw:line draw:style-name="gr3" draw:text-style-name="P1" draw:layer="layout" svg:x1="11.774cm" svg:y1="11.664cm" svg:x2="13.107cm" svg:y2="11.664cm">
          <text:p/>
        </draw:line>
        <draw:line draw:style-name="gr1" draw:text-style-name="P1" draw:layer="layout" svg:x1="23.141cm" svg:y1="12.141cm" svg:x2="17.641cm" svg:y2="12.141cm">
          <text:p/>
        </draw:line>
        <draw:line draw:style-name="gr3" draw:text-style-name="P1" draw:layer="layout" svg:x1="8.975cm" svg:y1="8.741cm" svg:x2="10.308cm" svg:y2="8.741cm">
          <text:p/>
        </draw:line>
        <draw:line draw:style-name="gr3" draw:text-style-name="P1" draw:layer="layout" svg:x1="8.976cm" svg:y1="8.991cm" svg:x2="10.309cm" svg:y2="8.991cm">
          <text:p/>
        </draw:line>
        <draw:frame draw:style-name="gr8" draw:text-style-name="P1" draw:layer="layout" svg:width="3.112cm" svg:height="6.845cm" svg:x="14.218cm" svg:y="7.2cm">
          <draw:image xlink:href="Pictures/10000201000000A300000165C99B0E5BC42C1E0C.png" xlink:type="simple" xlink:show="embed" xlink:actuate="onLoad">
            <text:p/>
          </draw:image>
        </draw:frame>
        <draw:g>
          <draw:frame draw:style-name="gr9" draw:text-style-name="P7" draw:layer="layout" svg:width="4.798cm" svg:height="4.798cm" svg:x="23.272cm" svg:y="8.454cm">
            <draw:image xlink:href="Pictures/10000201000000E8000000E808D1D3EB46F357F6.png" xlink:type="simple" xlink:show="embed" xlink:actuate="onLoad">
              <text:p/>
            </draw:image>
          </draw:frame>
        </draw:g>
        <draw:frame draw:style-name="gr10" draw:text-style-name="P9" draw:layer="layout" svg:width="4.346cm" svg:height="0.962cm" svg:x="23.498cm" svg:y="13.239cm">
          <draw:text-box>
            <text:p text:style-name="P8"><text:span text:style-name="T3">Servlet / JSP</text:span></text:p>
          </draw:text-box>
        </draw:frame>
        <draw:frame draw:style-name="gr8" draw:text-style-name="P1" draw:layer="layout" svg:width="8.564cm" svg:height="5.756cm" svg:x="-0.07cm" svg:y="8.8cm">
          <draw:image xlink:href="Pictures/10000201000001B9000001211CAA64B5F178BD41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S_20_Blue" draw:display-name="DES Blue" draw:style="linear" draw:start-color="#99ccff" draw:end-color="#99ccff" draw:start-intensity="75%" draw:end-intensity="100%" draw:angle="450" draw:border="15%"/>
    <draw:gradient draw:name="DES_20_Yellow" draw:display-name="DES Yellow" draw:style="linear" draw:start-color="#ffff99" draw:end-color="#ffd320" draw:start-intensity="100%" draw:end-intensity="100%" draw:angle="450" draw:border="35%"/>
    <draw:marker draw:name="Arrow" svg:viewBox="0 0 20 30" svg:d="M10 0l-10 30h20z"/>
    <draw:stroke-dash draw:name="Dashed_20__28_DES_29_" draw:display-name="Dashed (DES)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10-16T01:21:04.980399819</meta:creation-date>
    <dc:date>2017-10-16T01:56:12.927557635</dc:date>
    <dc:creator>Dennis Schulmeister-Zimolong</dc:creator>
    <meta:editing-duration>PT28M44S</meta:editing-duration>
    <meta:editing-cycles>6</meta:editing-cycles>
    <meta:generator>LibreOffice/5.4.2.2.0$Linux_X86_64 LibreOffice_project/40m0$Build-2</meta:generator>
    <meta:document-statistic meta:object-count="45"/>
  </office:meta>
</office:document-meta>
</file>